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fo:font-size="14pt" fo:language="el" fo:country="GR" fo:font-weight="normal" officeooo:rsid="000738e2" officeooo:paragraph-rsid="000738e2"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style:font-name="DejaVu Sans" fo:font-size="18pt" fo:language="el" fo:country="GR" fo:font-weight="bold" officeooo:rsid="000738e2" officeooo:paragraph-rsid="000738e2"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DejaVu Sans" fo:font-size="18pt" fo:language="el" fo:country="GR" fo:font-weight="bold" officeooo:paragraph-rsid="000738e2" style:font-size-asian="18pt" style:font-weight-asian="bold" style:font-size-complex="18pt" style:font-weight-complex="bold"/>
    </style:style>
    <style:style style:name="P4" style:family="paragraph" style:parent-style-name="Standard">
      <style:paragraph-properties fo:text-align="start" style:justify-single-word="false"/>
      <style:text-properties style:font-name="aakar" fo:font-size="14pt" fo:language="el" fo:country="GR" fo:font-weight="normal" officeooo:rsid="000738e2" officeooo:paragraph-rsid="000738e2"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aakar" fo:font-size="18pt" fo:language="el" fo:country="GR" fo:font-weight="bold" officeooo:rsid="000738e2" officeooo:paragraph-rsid="000738e2" style:font-size-asian="18pt" style:font-weight-asian="bold" style:font-size-complex="18pt" style:font-weight-complex="bold"/>
    </style:style>
    <style:style style:name="P6" style:family="paragraph" style:parent-style-name="Standard">
      <style:text-properties fo:font-size="14pt" fo:language="el" fo:country="GR" officeooo:paragraph-rsid="000c6eb8" style:font-size-asian="14pt" style:font-size-complex="14pt"/>
    </style:style>
    <style:style style:name="P7" style:family="paragraph" style:parent-style-name="Standard">
      <style:paragraph-properties fo:text-align="center" style:justify-single-word="false"/>
      <style:text-properties style:font-name="Arial" fo:font-size="16pt" fo:language="el" fo:country="GR" fo:font-weight="bold" officeooo:paragraph-rsid="000c6eb8" style:font-size-asian="16pt" style:font-weight-asian="bold" style:font-size-complex="16pt" style:font-weight-complex="bold"/>
    </style:style>
    <style:style style:name="P8" style:family="paragraph" style:parent-style-name="Standard">
      <style:text-properties style:font-name="DejaVu Sans" fo:font-size="14pt" fo:language="el" fo:country="GR" fo:font-weight="normal" officeooo:paragraph-rsid="000c6eb8"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DejaVu Sans" fo:font-size="14pt" fo:language="el" fo:country="GR" fo:font-weight="normal" officeooo:paragraph-rsid="001463e8" style:font-size-asian="14pt" style:font-weight-asian="normal" style:font-size-complex="14pt" style:font-weight-complex="normal"/>
    </style:style>
    <style:style style:name="P10" style:family="paragraph" style:parent-style-name="Standard">
      <style:text-properties style:font-name="DejaVu Sans" fo:font-size="14pt" fo:language="el" fo:country="GR" fo:font-weight="normal" officeooo:paragraph-rsid="00128aa1"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fo:font-size="14pt" fo:language="el" fo:country="GR" fo:font-weight="normal" officeooo:rsid="002785be" officeooo:paragraph-rsid="002785be" style:font-size-asian="14pt" style:font-weight-asian="normal" style:font-size-complex="14pt" style:font-weight-complex="normal"/>
    </style:style>
    <style:style style:name="P12" style:family="paragraph" style:parent-style-name="Standard">
      <style:text-properties style:font-name="DejaVu Sans" fo:font-size="14pt" fo:language="el" fo:country="GR" fo:font-weight="bold" officeooo:paragraph-rsid="000c6eb8" style:font-size-asian="14pt" style:font-weight-asian="bold" style:font-size-complex="14pt" style:font-weight-complex="bold"/>
    </style:style>
    <style:style style:name="P13" style:family="paragraph" style:parent-style-name="Standard">
      <style:text-properties officeooo:paragraph-rsid="00128aa1"/>
    </style:style>
    <style:style style:name="P14" style:family="paragraph" style:parent-style-name="Standard">
      <style:text-properties officeooo:paragraph-rsid="0015e4dc"/>
    </style:style>
    <style:style style:name="P15" style:family="paragraph" style:parent-style-name="Standard">
      <style:text-properties officeooo:paragraph-rsid="001ba70e"/>
    </style:style>
    <style:style style:name="P16" style:family="paragraph" style:parent-style-name="Standard">
      <style:text-properties officeooo:rsid="001f03e8" officeooo:paragraph-rsid="001f03e8"/>
    </style:style>
    <style:style style:name="T1" style:family="text">
      <style:text-properties fo:font-size="14pt" fo:font-weight="normal" style:font-size-asian="12.25pt" style:font-weight-asian="normal" style:font-size-complex="14pt" style:font-weight-complex="normal"/>
    </style:style>
    <style:style style:name="T2" style:family="text">
      <style:text-properties style:language-asian="ja" style:country-asian="JP"/>
    </style:style>
    <style:style style:name="T3" style:family="text">
      <style:text-properties officeooo:rsid="001463e8" style:language-asian="ja" style:country-asian="JP"/>
    </style:style>
    <style:style style:name="T4" style:family="text">
      <style:text-properties fo:font-variant="normal" fo:text-transform="none" fo:color="#000000" fo:letter-spacing="normal" fo:font-style="normal"/>
    </style:style>
    <style:style style:name="T5" style:family="text">
      <style:text-properties fo:font-weight="bold" style:language-asian="ja" style:country-asian="JP" style:font-weight-asian="bold" style:font-weight-complex="bold"/>
    </style:style>
    <style:style style:name="T6" style:family="text">
      <style:text-properties fo:font-weight="normal" officeooo:rsid="00237b97" style:font-weight-asian="normal" style:font-weight-complex="normal"/>
    </style:style>
    <style:style style:name="T7" style:family="text">
      <style:text-properties fo:font-weight="normal" officeooo:rsid="00247faa" style:font-weight-asian="normal" style:font-weight-complex="normal"/>
    </style:style>
    <style:style style:name="T8" style:family="text">
      <style:text-properties style:font-name="DejaVu Sans" fo:font-size="14pt" fo:language="el" fo:country="GR" fo:font-weight="normal" style:font-size-asian="14pt" style:font-weight-asian="normal" style:font-size-complex="14pt" style:font-weight-complex="normal"/>
    </style:style>
    <style:style style:name="T9" style:family="text">
      <style:text-properties style:font-name="DejaVu Sans" fo:font-size="14pt" fo:language="el" fo:country="GR" fo:font-weight="normal" officeooo:rsid="0010af4c" style:font-size-asian="14pt" style:font-weight-asian="normal" style:font-size-complex="14pt" style:font-weight-complex="normal"/>
    </style:style>
    <style:style style:name="T10" style:family="text">
      <style:text-properties style:font-name="DejaVu Sans" fo:font-size="14pt" fo:language="el" fo:country="GR" fo:font-weight="normal" officeooo:rsid="000f51fa" style:font-size-asian="14pt" style:font-weight-asian="normal" style:font-size-complex="14pt" style:font-weight-complex="normal"/>
    </style:style>
    <style:style style:name="T11" style:family="text">
      <style:text-properties style:font-name="DejaVu Sans" fo:font-size="14pt" fo:language="el" fo:country="GR" fo:font-weight="normal" officeooo:rsid="00128aa1" style:font-size-asian="14pt" style:font-weight-asian="normal" style:font-size-complex="14pt" style:font-weight-complex="normal"/>
    </style:style>
    <style:style style:name="T12" style:family="text">
      <style:text-properties style:font-name="DejaVu Sans" fo:font-size="14pt" fo:language="el" fo:country="GR" fo:font-weight="normal" officeooo:rsid="0015e4dc" style:font-size-asian="14pt" style:font-weight-asian="normal" style:font-size-complex="14pt" style:font-weight-complex="normal"/>
    </style:style>
    <style:style style:name="T13" style:family="text">
      <style:text-properties style:font-name="DejaVu Sans" fo:font-size="14pt" fo:language="el" fo:country="GR" fo:font-weight="normal" officeooo:rsid="0017d2ca" style:font-size-asian="14pt" style:font-weight-asian="normal" style:font-size-complex="14pt" style:font-weight-complex="normal"/>
    </style:style>
    <style:style style:name="T14" style:family="text">
      <style:text-properties style:font-name="DejaVu Sans" fo:font-size="14pt" fo:language="el" fo:country="GR" fo:font-weight="normal" officeooo:rsid="0019271a" style:font-size-asian="14pt" style:font-weight-asian="normal" style:font-size-complex="14pt" style:font-weight-complex="normal"/>
    </style:style>
    <style:style style:name="T15" style:family="text">
      <style:text-properties style:font-name="DejaVu Sans" fo:font-size="14pt" fo:language="el" fo:country="GR" fo:font-weight="normal" officeooo:rsid="001ba70e" style:font-size-asian="14pt" style:font-weight-asian="normal" style:font-size-complex="14pt" style:font-weight-complex="normal"/>
    </style:style>
    <style:style style:name="T16" style:family="text">
      <style:text-properties style:font-name="DejaVu Sans" fo:font-size="14pt" fo:language="el" fo:country="GR" fo:font-weight="normal" officeooo:rsid="001d39fa" style:font-size-asian="14pt" style:font-weight-asian="normal" style:font-size-complex="14pt" style:font-weight-complex="normal"/>
    </style:style>
    <style:style style:name="T17" style:family="text">
      <style:text-properties style:font-name="DejaVu Sans" fo:font-size="14pt" fo:language="el" fo:country="GR" fo:font-weight="normal" officeooo:rsid="0029aa8c" style:font-size-asian="14pt" style:font-weight-asian="normal" style:font-size-complex="14pt" style:font-weight-complex="normal"/>
    </style:style>
    <style:style style:name="T18" style:family="text">
      <style:text-properties style:font-name="DejaVu Sans" fo:font-size="14pt" fo:language="el" fo:country="GR" fo:font-weight="normal" officeooo:rsid="002b8569" style:font-size-asian="14pt" style:font-weight-asian="normal" style:font-size-complex="14pt" style:font-weight-complex="normal"/>
    </style:style>
    <style:style style:name="T19" style:family="text">
      <style:text-properties style:font-name="DejaVu Sans" fo:font-size="14pt" fo:language="el" fo:country="GR" style:text-underline-style="none" fo:font-weight="normal" officeooo:rsid="001ba70e" style:font-size-asian="14pt" style:font-weight-asian="normal" style:font-size-complex="14pt" style:font-weight-complex="normal"/>
    </style:style>
    <style:style style:name="T20" style:family="text">
      <style:text-properties style:font-name="DejaVu Sans" fo:font-size="14pt" fo:language="el" fo:country="GR" style:text-underline-style="none" fo:font-weight="bold" officeooo:rsid="001ba70e" style:font-size-asian="14pt" style:font-weight-asian="bold" style:font-size-complex="14pt" style:font-weight-complex="bold"/>
    </style:style>
    <style:style style:name="T21" style:family="text">
      <style:text-properties style:font-name="DejaVu Sans" fo:font-size="14pt" fo:language="el" fo:country="GR" style:text-underline-style="none" fo:font-weight="bold" officeooo:rsid="001d39fa" style:font-size-asian="14pt" style:font-weight-asian="bold" style:font-size-complex="14pt" style:font-weight-complex="bold"/>
    </style:style>
    <style:style style:name="T22" style:family="text">
      <style:text-properties style:font-name="DejaVu Sans" fo:font-size="16pt" fo:language="el" fo:country="GR" fo:font-weight="normal" officeooo:rsid="000f51fa" style:font-size-asian="16pt" style:font-weight-asian="normal" style:font-size-complex="16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Έκθεση Τεκμηρίωσης</text:p>
      <text:p text:style-name="P3"/>
      <text:p text:style-name="P7">Sportify – Διαχείριση αθλητικών αγώνων</text:p>
      <text:p text:style-name="P7">Εργασία για το μάθημα: <text:span text:style-name="T4">Προηγμένα Θέματα Αλληλεπίδρασης</text:span></text:p>
      <text:p text:style-name="P7">Μακρέβσκι Γκόριαν</text:p>
      <text:p text:style-name="P6"/>
      <text:p text:style-name="P6"/>
      <text:p text:style-name="P6"/>
      <text:p text:style-name="P12">Εισαγωγή</text:p>
      <text:p text:style-name="P8"/>
      <text:p text:style-name="P13"><text:span text:style-name="T8"><text:tab/>Η εργασία μας αυτή, έχει ως μαθησιακό στόχο της, την εκμάθηση του προγραμματισμού κινητών συσκευών (</text:span><text:span text:style-name="T10">A</text:span><text:span text:style-name="T8">ndroid). </text:span><text:span text:style-name="T11">Το</text:span><text:span text:style-name="T10"> θέμα της είναι η διαχείριση αθλητικών αγώνων και περιληπτικά οι δυνατότητες που δίνει στον χρήστη είναι: η δημιουργία, </text:span><text:span text:style-name="T17">η </text:span><text:span text:style-name="T10">τροποποίηση, </text:span><text:span text:style-name="T17">και η </text:span><text:span text:style-name="T10">αναζήτηση αθλητικών αγώνων. Ο χρήστης μπορεί να κάνει αναζήτηση ανά άθλημα και να βλέπει λεπτομέρειες όπως το γήπεδο, η πόλη, η ώρα διεξαγωγής και άλλες που θα αναφερθούν αργότερα.</text:span></text:p>
      <text:p text:style-name="P10"/>
      <text:p text:style-name="P10"><text:tab/>Συναντήσαμε και κατακτήσαμε προκλήσεις εν σχέση με την πλοήγηση ανάμεσα σε δραστηριότητες, την απομακρυσμένη βάση δεδομένων και το περιορισμένο εμβαδόν της οθόνης. Η διεπαφή χρήστη έχει σχεδιαστεί ώστε να μπορεί ο χρήστης να την χειριστεί με ένα χέρι και τα επιμέρους τμήματα που την αποτελούν είναι ομαδοποιημένα ως προς την τοποθέτηση τους. </text:p>
      <text:p text:style-name="P8"/>
      <text:p text:style-name="P8"/>
      <text:p text:style-name="P12">Βάση και Μοντέλα</text:p>
      <text:p text:style-name="P8"/>
      <text:p text:style-name="P14"><text:span text:style-name="T9"><text:tab/>Η απομακρυσμένη βάση δεδομένων περιέχει έναν πίνακα (όπως και ζητείται από την εκφώνηση της άσκησης) με όνομα αγώνες. Στον πίνακα αγώνες αποθηκεύουμε το αναγνωριστικό (id), την ημερομηνία διεξαγωγής,</text:span><text:span text:style-name="T13">την ώρα </text:span><text:span text:style-name="T14">(αν και δεν ήταν απαίτηση της εκφώνησης θεωρήθηκε απαραίτητη πληροφορία)</text:span><text:span text:style-name="T9">, την πόλη, την χώρα, τον κωδικό του αθλήματος (id), και το αποτέλεσμα ανά ομάδα (για τα ομαδικά αθλήματα) και ανά αθλητή (για τα ατομικά). </text:span></text:p>
      <text:p text:style-name="P14"><text:span text:style-name="T9"/></text:p>
      <text:p text:style-name="P15"><text:span text:style-name="T9"><text:tab/></text:span><text:span text:style-name="T12">Στην εφαρμογή έχουν υλοποιηθεί κλάσεις μοντέλα που αναπαριστούν τα αντικείμενα που θα αποθηκεύσουν οι βάσεις δεδομένων. </text:span><text:span text:style-name="T9"><text:s/></text:span><text:span text:style-name="T13">Με αυτή την τεχνική μπορούμε εύκολα και αποτελεσματικά να προσπελάσουμε τα δεδομένα της βάσης μέσα από την εφαρμογή καθώς και να τα επεξεργαστούμε. Επίσης με την χρήση διαφορετικού μοντέλου για την περίπτωση του ομαδικού </text:span><text:soft-page-break/><text:span text:style-name="T13">αθλήματος η του ατομικού ικανοποιούμε την απαίτηση της εκφώνησης που μας θέλει να αποθηκεύουμε διαφοροποιημένα δεδομένα κατά περίπτωση.</text:span></text:p>
      <text:p text:style-name="P15"><text:span text:style-name="T13"/></text:p>
      <text:p text:style-name="P15"><text:span text:style-name="T13"><text:tab/></text:span><text:span text:style-name="T15">Τα μοντέλα που υπάρχουν είναι: </text:span><text:span text:style-name="T20">αθλητές</text:span><text:span text:style-name="T15"> (id, όνομα, επώνυμο, πόλη, χώρα, άθλημα, φύλο, ημερομηνία γέννησης), </text:span><text:span text:style-name="T20">αποτελέσματα αθλητών</text:span><text:span text:style-name="T15"> (κωδικός αθλητή, σκορ), </text:span><text:span text:style-name="T20">ομάδα</text:span><text:span text:style-name="T15"> (id, όνομα, επώνυμο, όνομα γηπέδου, πόλη, χώρα, άθλημα, φύλο ομάδας, έτος ίδρυσης), </text:span><text:span text:style-name="T20">αποτελέσματα ομάδας</text:span><text:span text:style-name="T19"> </text:span><text:span text:style-name="T15">(κωδικός της ομάδας 1, σκορ της ομάδας 1, κωδικός της ομάδας 2, σκορ της ομάδας 2), </text:span><text:span text:style-name="T21">άθλημα</text:span><text:span text:style-name="T16"> (id, όνομα αθλήματος, αν είναι ομαδικό η όχι, αριθμός συμμετοχών, φύλο), </text:span><text:span text:style-name="T21">αγώνας</text:span><text:span text:style-name="T16"> (id, ημερομηνία και ώρα διεξαγωγής, πόλη, χώρα, κωδικός αθλήματος, σκορ ομάδων η αθλητών).</text:span></text:p>
      <text:p text:style-name="P15"><text:span text:style-name="T16"/></text:p>
      <text:p text:style-name="P16"><text:span text:style-name="T16"><text:tab/>Γ</text:span><text:span text:style-name="T8">ια την πρόσβαση στην βάση δεδομένων υλοποιήσαμε κλάσεις DAO (Data Access Object) που επικοινωνούν με την βάση και επιστρέφουν τα μοντέλα που περιγράψαμε παραπάνω. Με αυτό τον τρόπο περιορίζουμε τις αρμοδιότητες που έχει η εκάστοτε κλάση και οργανώνουμε με λογικό τρόπο τ</text:span><text:span text:style-name="T18">ο</text:span><text:span text:style-name="T8">ν κώδικα. </text:span></text:p>
      <text:p text:style-name="P8"/>
      <text:p text:style-name="P8"/>
      <text:p text:style-name="P12">Ελεγκτές</text:p>
      <text:p text:style-name="P12"/>
      <text:p text:style-name="P12"><text:tab/><text:span text:style-name="T6">Οι ελεγκτές είναι οι κλάσεις που υλοποιούν την λειτουργικότητα “πίσω” από τις φόρμες και τα fragment. Έχουν την ευθύνη να πάρουν δεδομένα και να τα φέρουν σε μορφή κατάλληλη για προγραμματιστική χρήση. </text:span><text:span text:style-name="T7">Αφού κάνουν την μορφοποίηση τροφοδοτούν την διεπαφή χρήστη με αυτά.</text:span></text:p>
      <text:p text:style-name="P8"/>
      <text:p text:style-name="P8"/>
      <text:p text:style-name="P12">Διεπαφή Ανθρώπου - Συσκευής</text:p>
      <text:p text:style-name="P8"/>
      <text:p text:style-name="P8"/>
      <text:p text:style-name="P8"><text:tab/>Η διεπαφή περιλαμβάνει δυναμικές φόρμες που ανάλογα με τα δεδομένα που εισάγει ο χρήστης προσαρμόζεται προς καλύτερη εξυπηρέτηση αυτού. Αν ο χρήστης θέλει να εισάγει έναν αγώνα, ανάλογα με το αν το άθλημα είναι ομαδικό η ατομικό θα κρύψει η θα εμφανίσει πεδία με αποτέλεσμα ο χρήστης να μην βλέπει περιττά πεδία. Με αυτή την τεχνική αποφύγαμε την κατασκευή μιας φόρμας και άρα δραστηριότητας για κάθε άθλημα. Επιπλέον η φόρμα προσαρμόζεται και ανά άθλημα καθώς κάθε άθλημα έχει διαφορετικό αριθμό αθλητών που μπορούν να συμμετέχουν.</text:p>
      <text:p text:style-name="P8"/>
      <text:p text:style-name="P9"><text:soft-page-break/><text:tab/>Υλοποιήθηκε αντάπτορας που λαμβάνει σαν είσοδο μια λίστα δύο διαστάσεων <text:s/>και <text:s/>προβάλει με τρόπο όμορφο και ευκατανόητο τα δεδομένα για να μπορεί ο χρήστης να βλέπει γρήγορα αυτό που ψάχνει. Αυτό το πετύχαμε επεκτείνοντας τις ήδη <text:s/>υπάρχουσες κλάσεις του <text:span text:style-name="T2">Android. Επιπλέον με την χρήση βοηθητικής κλάσης παρουσιάζουμε το date object σε μορφή κατανοητή για τον άνθρωπο. </text:span></text:p>
      <text:p text:style-name="P9"><text:span text:style-name="T2"/></text:p>
      <text:p text:style-name="P9"><text:span text:style-name="T2"><text:tab/></text:span><text:span text:style-name="T3">Τα χρώματα της διεπαφής – όπως και τα εικονίδια φυσικά –</text:span><text:span text:style-name="T2"> </text:span><text:span text:style-name="T3">έχουν επιλεγεί με τρόπο που θα διευκολύνει τον χρήστη να διαβάσει την πληροφορία που χρειάζεται και που θα τον αποτρέψει από λάθη. Π.χ. τα κουμπιά της διαγραφής είναι κόκκινα.</text:span></text:p>
      <text:p text:style-name="P9"><text:span text:style-name="T3"/></text:p>
      <text:p text:style-name="P9"><text:span text:style-name="T3"/></text:p>
      <text:p text:style-name="P11"><text:span text:style-name="T5">Περιγραφή λειτουργικότητας</text:span></text:p>
      <text:p text:style-name="P11"><text:span text:style-name="T5"/></text:p>
      <text:p text:style-name="P11"><text:span text:style-name="T2">Ο χρήστης μπορεί αφού δημιουργήσει εγγραφές αθλητικών αγώνων να: τροποποιήσει, προβάλει η να διαγράψει έναν αγώνα. Μπορεί επίσης αν το επιθυμεί να πραγματοποιήσει αναζήτηση με βάση το άθλημα. <text:s text:c="2"/></text:span></text:p>
      <text:p text:style-name="P2"><text:span text:style-name="T1"/></text:p>
      <text:p text:style-name="P1"/>
      <text:p text:style-name="P4"/>
      <text:p text:style-name="P4"/>
      <text:p text:style-name="P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0T16:18:56.756751688</meta:creation-date>
    <meta:generator>LibreOffice/6.4.7.2$Linux_X86_64 LibreOffice_project/40$Build-2</meta:generator>
    <dc:date>2021-05-15T18:46:50.081571512</dc:date>
    <meta:editing-duration>PT1H14M3S</meta:editing-duration>
    <meta:editing-cycles>22</meta:editing-cycles>
    <meta:document-statistic meta:table-count="0" meta:image-count="0" meta:object-count="0" meta:page-count="3" meta:paragraph-count="21" meta:word-count="646" meta:character-count="4295" meta:non-whitespace-character-count="3644"/>
  </office:meta>
</office:document-meta>
</file>